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_bad, itm_gon_jerkin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_bad, itm_gon_jerkin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attr_tier_2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attr_tier_2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twohand_wood_club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twohand_wood_club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.00.0000</text:date>, <text:time style:data-style-name="N2" text:time-value="15:27:10.9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/>
    <meta:creation-date>2018-01-09T20:56:58Z</meta:creation-date>
    <dc:date>2021-12-24T15:39:14.828000000</dc:date>
    <meta:editing-cycles>534</meta:editing-cycles>
    <meta:editing-duration>P6DT16H2M27S</meta:editing-duration>
    <meta:document-statistic meta:table-count="2" meta:cell-count="7111" meta:object-count="0"/>
  </office:meta>
</office:document-meta>
</file>